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457in"/>
    </style:style>
    <style:style style:name="co2" style:family="table-column">
      <style:table-column-properties fo:break-before="auto" style:column-width="10.2874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nglish phrase</text:p>
          </table:table-cell>
          <table:table-cell table:style-name="ce3" office:value-type="string">
            <text:p>Spanish translation</text:p>
          </table:table-cell>
          <table:table-cell table:style-name="ce3" office:value-type="string">
            <text:p>French translation</text:p>
          </table:table-cell>
        </table:table-row>
        <table:table-row table:style-name="ro2">
          <table:table-cell office:value-type="string">
            <text:p>Word List</text:p>
          </table:table-cell>
          <table:table-cell office:value-type="string">
            <text:p>Lista de Palabras</text:p>
          </table:table-cell>
          <table:table-cell/>
        </table:table-row>
        <table:table-row table:style-name="ro2">
          <table:table-cell table:style-name="Default" office:value-type="string">
            <text:p>Files to get words from</text:p>
          </table:table-cell>
          <table:table-cell office:value-type="string">
            <text:p>Archivos para obtener palabras</text:p>
          </table:table-cell>
          <table:table-cell/>
        </table:table-row>
        <table:table-row table:style-name="ro2">
          <table:table-cell office:value-type="string">
            <text:p>Add...</text:p>
          </table:table-cell>
          <table:table-cell office:value-type="string">
            <text:p>Añadir...</text:p>
          </table:table-cell>
          <table:table-cell/>
        </table:table-row>
        <table:table-row table:style-name="ro2">
          <table:table-cell office:value-type="string">
            <text:p>Change Settings...</text:p>
          </table:table-cell>
          <table:table-cell office:value-type="string">
            <text:p>Cambiar la configuración...</text:p>
          </table:table-cell>
          <table:table-cell/>
        </table:table-row>
        <table:table-row table:style-name="ro2">
          <table:table-cell office:value-type="string">
            <text:p>Remove from List</text:p>
          </table:table-cell>
          <table:table-cell office:value-type="string">
            <text:p>Quitar de la lista</text:p>
          </table:table-cell>
          <table:table-cell/>
        </table:table-row>
        <table:table-row table:style-name="ro3">
          <table:table-cell office:value-type="string">
            <text:p>Punctuation:</text:p>
          </table:table-cell>
          <table:table-cell office:value-type="string">
            <text:p>Puntuación:</text:p>
          </table:table-cell>
          <table:table-cell/>
        </table:table-row>
        <table:table-row table:style-name="ro3">
          <table:table-cell office:value-type="string">
            <text:p>Spreadsheet Column Order</text:p>
          </table:table-cell>
          <table:table-cell office:value-type="string">
            <text:p>Orden de las columnas de las hojas de cálculo</text:p>
          </table:table-cell>
          <table:table-cell/>
        </table:table-row>
        <table:table-row table:style-name="ro3">
          <table:table-cell office:value-type="string">
            <text:p>Move Up</text:p>
          </table:table-cell>
          <table:table-cell office:value-type="string">
            <text:p>Subir</text:p>
          </table:table-cell>
          <table:table-cell/>
        </table:table-row>
        <table:table-row table:style-name="ro3">
          <table:table-cell office:value-type="string">
            <text:p>Move Down</text:p>
          </table:table-cell>
          <table:table-cell office:value-type="string">
            <text:p>Bajar</text:p>
          </table:table-cell>
          <table:table-cell/>
        </table:table-row>
        <table:table-row table:style-name="ro3">
          <table:table-cell office:value-type="string">
            <text:p>Make List</text:p>
          </table:table-cell>
          <table:table-cell office:value-type="string">
            <text:p>Crear una lista</text:p>
          </table:table-cell>
          <table:table-cell/>
        </table:table-row>
        <table:table-row table:style-name="ro3">
          <table:table-cell office:value-type="string">
            <text:p>Close</text:p>
          </table:table-cell>
          <table:table-cell office:value-type="string">
            <text:p>Cerrar</text:p>
          </table:table-cell>
          <table:table-cell/>
        </table:table-row>
        <table:table-row table:style-name="ro3">
          <table:table-cell office:value-type="string">
            <text:p>Make Empty List</text:p>
          </table:table-cell>
          <table:table-cell office:value-type="string">
            <text:p>Crear una lista vacía</text:p>
          </table:table-cell>
          <table:table-cell/>
        </table:table-row>
        <table:table-row table:style-name="ro3">
          <table:table-cell office:value-type="string">
            <text:p>Get words</text:p>
          </table:table-cell>
          <table:table-cell office:value-type="string">
            <text:p>Obtener palabras</text:p>
          </table:table-cell>
          <table:table-cell/>
        </table:table-row>
        <table:table-row table:style-name="ro3">
          <table:table-cell office:value-type="string">
            <text:p>File Settings</text:p>
          </table:table-cell>
          <table:table-cell office:value-type="string">
            <text:p>Configuración del archivo</text:p>
          </table:table-cell>
          <table:table-cell/>
        </table:table-row>
        <table:table-row table:style-name="ro3">
          <table:table-cell office:value-type="string">
            <text:p>File to read</text:p>
          </table:table-cell>
          <table:table-cell office:value-type="string">
            <text:p>Archivo para leer</text:p>
          </table:table-cell>
          <table:table-cell/>
        </table:table-row>
        <table:table-row table:style-name="ro2">
          <table:table-cell office:value-type="string">
            <text:p>Current Document</text:p>
          </table:table-cell>
          <table:table-cell office:value-type="string">
            <text:p>Documento actual</text:p>
          </table:table-cell>
          <table:table-cell/>
        </table:table-row>
        <table:table-row table:style-name="ro3">
          <table:table-cell office:value-type="string">
            <text:p>Type of file</text:p>
          </table:table-cell>
          <table:table-cell office:value-type="string">
            <text:p>Tipo de archivo</text:p>
          </table:table-cell>
          <table:table-cell/>
        </table:table-row>
        <table:table-row table:style-name="ro3">
          <table:table-cell office:value-type="string">
            <text:p>Writing System</text:p>
          </table:table-cell>
          <table:table-cell office:value-type="string">
            <text:p>Sistema de escritura</text:p>
          </table:table-cell>
          <table:table-cell/>
        </table:table-row>
        <table:table-row table:style-name="ro3">
          <table:table-cell office:value-type="string">
            <text:p>Select...</text:p>
          </table:table-cell>
          <table:table-cell office:value-type="string">
            <text:p>Seleccionar...</text:p>
          </table:table-cell>
          <table:table-cell/>
        </table:table-row>
        <table:table-row table:style-name="ro3">
          <table:table-cell office:value-type="string">
            <text:p>Whole Document</text:p>
          </table:table-cell>
          <table:table-cell office:value-type="string">
            <text:p>Documento completo</text:p>
          </table:table-cell>
          <table:table-cell/>
        </table:table-row>
        <table:table-row table:style-name="ro3">
          <table:table-cell office:value-type="string">
            <text:p>Specify what to find, then press Add item.</text:p>
          </table:table-cell>
          <table:table-cell office:value-type="string">
            <text:p>Especifique qué buscar y pulse Añadir elemento.</text:p>
          </table:table-cell>
          <table:table-cell/>
        </table:table-row>
        <table:table-row table:style-name="ro3">
          <table:table-cell office:value-type="string">
            <text:p>What to find:</text:p>
          </table:table-cell>
          <table:table-cell office:value-type="string">
            <text:p>Que buscar:</text:p>
          </table:table-cell>
          <table:table-cell/>
        </table:table-row>
        <table:table-row table:style-name="ro3">
          <table:table-cell office:value-type="string">
            <text:p>Field / Part:</text:p>
          </table:table-cell>
          <table:table-cell office:value-type="string">
            <text:p>Campo / Parte:</text:p>
          </table:table-cell>
          <table:table-cell/>
        </table:table-row>
        <table:table-row table:style-name="ro3">
          <table:table-cell office:value-type="string">
            <text:p>Paragraph Style:</text:p>
          </table:table-cell>
          <table:table-cell office:value-type="string">
            <text:p>Estilo de párrafo:</text:p>
          </table:table-cell>
          <table:table-cell/>
        </table:table-row>
        <table:table-row table:style-name="ro3">
          <table:table-cell office:value-type="string">
            <text:p>Character Style:</text:p>
          </table:table-cell>
          <table:table-cell office:value-type="string">
            <text:p>Estilo de carácter:</text:p>
          </table:table-cell>
          <table:table-cell/>
        </table:table-row>
        <table:table-row table:style-name="ro3">
          <table:table-cell office:value-type="string">
            <text:p>Font (not including styles):</text:p>
          </table:table-cell>
          <table:table-cell office:value-type="string">
            <text:p>Fuente (estilos no incluidos):</text:p>
          </table:table-cell>
          <table:table-cell/>
        </table:table-row>
        <table:table-row table:style-name="ro3">
          <table:table-cell office:value-type="string">
            <text:p>Standard</text:p>
          </table:table-cell>
          <table:table-cell office:value-type="string">
            <text:p>Estándar </text:p>
          </table:table-cell>
          <table:table-cell/>
        </table:table-row>
        <table:table-row table:style-name="ro3">
          <table:table-cell office:value-type="string">
            <office:annotation draw:style-name="gr1" draw:text-style-name="P1" svg:width="1.1413in" svg:height="0.8567in" svg:x="7.0819in" svg:y="4.5315in" draw:caption-point-x="-0.2402in" draw:caption-point-y="0.5945in">
              <dc:date>2013-03-18T00:00:00</dc:date>
              <text:p text:style-name="P1"><text:span text:style-name="T1">This is the type of font, known in OpenOffice as Complex Text Layout (CTL).</text:span></text:p>
            </office:annotation>
            <text:p>Complex</text:p>
          </table:table-cell>
          <table:table-cell office:value-type="string">
            <text:p>Complejo</text:p>
          </table:table-cell>
          <table:table-cell/>
        </table:table-row>
        <table:table-row table:style-name="ro3">
          <table:table-cell office:value-type="string">
            <text:p>Asian</text:p>
          </table:table-cell>
          <table:table-cell office:value-type="string">
            <text:p>Asiático</text:p>
          </table:table-cell>
          <table:table-cell/>
        </table:table-row>
        <table:table-row table:style-name="ro3">
          <table:table-cell office:value-type="string">
            <text:p>SFM marker:</text:p>
          </table:table-cell>
          <table:table-cell office:value-type="string">
            <text:p>Marcador SFM</text:p>
          </table:table-cell>
          <table:table-cell/>
        </table:table-row>
        <table:table-row table:style-name="ro3">
          <table:table-cell table:style-name="Default" office:value-type="string">
            <text:p>Add item:</text:p>
          </table:table-cell>
          <table:table-cell office:value-type="string">
            <text:p>Añadir elemento:</text:p>
          </table:table-cell>
          <table:table-cell/>
        </table:table-row>
        <table:table-row table:style-name="ro3">
          <table:table-cell table:style-name="Default" office:value-type="string">
            <text:p>Remove selected item</text:p>
          </table:table-cell>
          <table:table-cell office:value-type="string">
            <text:p>Quitar el elemento seleccionado</text:p>
          </table:table-cell>
          <table:table-cell/>
        </table:table-row>
        <table:table-row table:style-name="ro3">
          <table:table-cell office:value-type="string">
            <text:p>Include misspelled words (and mark as misspelled)</text:p>
          </table:table-cell>
          <table:table-cell office:value-type="string">
            <text:p>Incluir las palabras mal escritas (y marcar como mal escrita)</text:p>
          </table:table-cell>
          <table:table-cell/>
        </table:table-row>
        <table:table-row table:style-name="ro3">
          <table:table-cell office:value-type="string">
            <text:p>Skip first row when reading spreadsheets</text:p>
          </table:table-cell>
          <table:table-cell office:value-type="string">
            <text:p>Omitir primera fila al leer las hojas de cálculo</text:p>
          </table:table-cell>
          <table:table-cell/>
        </table:table-row>
        <table:table-row table:style-name="ro3">
          <table:table-cell office:value-type="string">
            <text:p>Split phrases into words by space</text:p>
          </table:table-cell>
          <table:table-cell office:value-type="string">
            <text:p>Dividir las frases en palabras por espacios</text:p>
          </table:table-cell>
          <table:table-cell/>
        </table:table-row>
        <table:table-row table:style-name="ro3">
          <table:table-cell office:value-type="string">
            <text:p>Read data in column:</text:p>
          </table:table-cell>
          <table:table-cell office:value-type="string">
            <text:p>Leer los datos de la columna:</text:p>
          </table:table-cell>
          <table:table-cell/>
        </table:table-row>
        <table:table-row table:style-name="ro3">
          <table:table-cell office:value-type="string">
            <text:p>Put results in column:</text:p>
          </table:table-cell>
          <table:table-cell office:value-type="string">
            <text:p>Poner los resultados en la columna:</text:p>
          </table:table-cell>
          <table:table-cell/>
        </table:table-row>
        <table:table-row table:style-name="ro3">
          <table:table-cell office:value-type="string">
            <text:p>Skip first row (heading)</text:p>
          </table:table-cell>
          <table:table-cell office:value-type="string">
            <text:p>Omitir primera fila (título)</text:p>
          </table:table-cell>
          <table:table-cell/>
        </table:table-row>
        <table:table-row table:style-name="ro3">
          <table:table-cell office:value-type="string">
            <text:p>Do Conversion</text:p>
          </table:table-cell>
          <table:table-cell office:value-type="string">
            <text:p>Hacer la conversión</text:p>
          </table:table-cell>
          <table:table-cell/>
        </table:table-row>
        <table:table-row table:style-name="ro3">
          <table:table-cell office:value-type="string">
            <text:p>Spelling Character Comparison</text:p>
          </table:table-cell>
          <table:table-cell office:value-type="string">
            <text:p>Comparación de carácter ortografía</text:p>
          </table:table-cell>
          <table:table-cell/>
        </table:table-row>
        <table:table-row table:style-name="ro3">
          <table:table-cell office:value-type="string">
            <text:p>Vowel Length</text:p>
          </table:table-cell>
          <table:table-cell office:value-type="string">
            <text:p>Duración de la vocal</text:p>
          </table:table-cell>
          <table:table-cell/>
        </table:table-row>
        <table:table-row table:style-name="ro3">
          <table:table-cell office:value-type="string">
            <text:p>Vowel Glides</text:p>
          </table:table-cell>
          <table:table-cell office:value-type="string">
            <text:p>Superíndice semivocales</text:p>
          </table:table-cell>
          <table:table-cell/>
        </table:table-row>
        <table:table-row table:style-name="ro3">
          <table:table-cell office:value-type="string">
            <text:p>Nasals</text:p>
          </table:table-cell>
          <table:table-cell office:value-type="string">
            <text:p>Nasales</text:p>
          </table:table-cell>
          <table:table-cell/>
        </table:table-row>
        <table:table-row table:style-name="ro4">
          <table:table-cell table:style-name="Default" office:value-type="string">
            <text:p>Aspiration</text:p>
          </table:table-cell>
          <table:table-cell office:value-type="string">
            <text:p>Aspiración </text:p>
          </table:table-cell>
          <table:table-cell/>
        </table:table-row>
        <table:table-row table:style-name="ro4">
          <table:table-cell table:style-name="Default" office:value-type="string">
            <text:p>Point of Articulation</text:p>
          </table:table-cell>
          <table:table-cell office:value-type="string">
            <text:p>Zona de articulación</text:p>
          </table:table-cell>
          <table:table-cell/>
        </table:table-row>
        <table:table-row table:style-name="ro3">
          <table:table-cell office:value-type="string">
            <text:p>Geminate Consonants</text:p>
          </table:table-cell>
          <table:table-cell office:value-type="string">
            <text:p>Consonantes geminadas</text:p>
          </table:table-cell>
          <table:table-cell/>
        </table:table-row>
        <table:table-row table:style-name="ro3">
          <table:table-cell office:value-type="string">
            <text:p>Liquids</text:p>
          </table:table-cell>
          <table:table-cell office:value-type="string">
            <text:p>Líquidos</text:p>
          </table:table-cell>
          <table:table-cell/>
        </table:table-row>
        <table:table-row table:style-name="ro3">
          <table:table-cell office:value-type="string">
            <text:p>Characters to compare:</text:p>
          </table:table-cell>
          <table:table-cell office:value-type="string">
            <text:p>Caracteres para comparar:</text:p>
          </table:table-cell>
          <table:table-cell/>
        </table:table-row>
        <table:table-row table:style-name="ro3">
          <table:table-cell office:value-type="string">
            <text:p>Reset Characters</text:p>
          </table:table-cell>
          <table:table-cell office:value-type="string">
            <text:p>Restablecer los caracteres</text:p>
          </table:table-cell>
          <table:table-cell/>
        </table:table-row>
        <table:table-row table:style-name="ro3">
          <table:table-cell office:value-type="string">
            <text:p>Check Word List</text:p>
          </table:table-cell>
          <table:table-cell office:value-type="string">
            <text:p>Comprobar la lista de palabras</text:p>
          </table:table-cell>
          <table:table-cell/>
        </table:table-row>
        <table:table-row table:style-name="ro3">
          <table:table-cell office:value-type="string">
            <text:p>Spell Check</text:p>
          </table:table-cell>
          <table:table-cell office:value-type="string">
            <text:p>Comprobar ortografía</text:p>
          </table:table-cell>
          <table:table-cell/>
        </table:table-row>
        <table:table-row table:style-name="ro3">
          <table:table-cell office:value-type="string">
            <text:p>Found:</text:p>
          </table:table-cell>
          <table:table-cell office:value-type="string">
            <text:p>Encontrado:</text:p>
          </table:table-cell>
          <table:table-cell/>
        </table:table-row>
        <table:table-row table:style-name="ro3">
          <table:table-cell office:value-type="string">
            <text:p>Change To:</text:p>
          </table:table-cell>
          <table:table-cell office:value-type="string">
            <text:p>Cambiar a:</text:p>
          </table:table-cell>
          <table:table-cell/>
        </table:table-row>
        <table:table-row table:style-name="ro3">
          <table:table-cell office:value-type="string">
            <text:p>Suggestions:</text:p>
          </table:table-cell>
          <table:table-cell office:value-type="string">
            <text:p>Sugerencias:</text:p>
          </table:table-cell>
          <table:table-cell/>
        </table:table-row>
        <table:table-row table:style-name="ro3">
          <table:table-cell office:value-type="string">
            <text:p>Add:</text:p>
          </table:table-cell>
          <table:table-cell office:value-type="string">
            <text:p>Añadir:</text:p>
          </table:table-cell>
          <table:table-cell/>
        </table:table-row>
        <table:table-row table:style-name="ro3">
          <table:table-cell office:value-type="string">
            <text:p>Change</text:p>
          </table:table-cell>
          <table:table-cell office:value-type="string">
            <text:p>Cambiar</text:p>
          </table:table-cell>
          <table:table-cell/>
        </table:table-row>
        <table:table-row table:style-name="ro3">
          <table:table-cell office:value-type="string">
            <text:p>Change All</text:p>
          </table:table-cell>
          <table:table-cell office:value-type="string">
            <text:p>Cambiar Todos</text:p>
          </table:table-cell>
          <table:table-cell/>
        </table:table-row>
        <table:table-row table:style-name="ro3">
          <table:table-cell office:value-type="string">
            <text:p>Skip</text:p>
          </table:table-cell>
          <table:table-cell office:value-type="string">
            <text:p>Omitir</text:p>
          </table:table-cell>
          <table:table-cell/>
        </table:table-row>
        <table:table-row table:style-name="ro3">
          <table:table-cell office:value-type="string">
            <text:p>Ignore All</text:p>
          </table:table-cell>
          <table:table-cell office:value-type="string">
            <text:p>Ignorar todo</text:p>
          </table:table-cell>
          <table:table-cell/>
        </table:table-row>
        <table:table-row table:style-name="ro3">
          <table:table-cell office:value-type="string">
            <text:p>Spelling Search Options</text:p>
          </table:table-cell>
          <table:table-cell office:value-type="string">
            <text:p>Opciones de Búsqueda Ortografía</text:p>
          </table:table-cell>
          <table:table-cell/>
        </table:table-row>
        <table:table-row table:style-name="ro2">
          <table:table-cell office:value-type="string">
            <text:p>Word List of Good Spellings (Calc spreadsheet)</text:p>
          </table:table-cell>
          <table:table-cell office:value-type="string">
            <text:p>Lista de ortografía buenos (hoja de cálculo)</text:p>
          </table:table-cell>
          <table:table-cell/>
        </table:table-row>
        <table:table-row table:style-name="ro2">
          <table:table-cell office:value-type="string">
            <text:p>What to Find</text:p>
          </table:table-cell>
          <table:table-cell office:value-type="string">
            <text:p>Que buscar</text:p>
          </table:table-cell>
          <table:table-cell/>
        </table:table-row>
        <table:table-row table:style-name="ro3">
          <table:table-cell office:value-type="string">
            <text:p>Whole Document</text:p>
          </table:table-cell>
          <table:table-cell office:value-type="string">
            <text:p>Documento completo</text:p>
          </table:table-cell>
          <table:table-cell/>
        </table:table-row>
        <table:table-row table:style-name="ro3">
          <table:table-cell office:value-type="string">
            <text:p>Selection</text:p>
          </table:table-cell>
          <table:table-cell office:value-type="string">
            <text:p>Selección</text:p>
          </table:table-cell>
          <table:table-cell/>
        </table:table-row>
        <table:table-row table:style-name="ro3">
          <table:table-cell office:value-type="string">
            <text:p>Language Setting</text:p>
          </table:table-cell>
          <table:table-cell office:value-type="string">
            <text:p>Configuración del idioma</text:p>
          </table:table-cell>
          <table:table-cell/>
        </table:table-row>
        <table:table-row table:style-name="ro3">
          <table:table-cell office:value-type="string">
            <text:p>Affixes</text:p>
          </table:table-cell>
          <table:table-cell office:value-type="string">
            <text:p>Afijos</text:p>
          </table:table-cell>
          <table:table-cell/>
        </table:table-row>
        <table:table-row table:style-name="ro3">
          <table:table-cell office:value-type="string">
            <text:p>optional; for example -ing -ed</text:p>
          </table:table-cell>
          <table:table-cell office:value-type="string">
            <text:p>Opcional: por ejemplo -ing -ed</text:p>
          </table:table-cell>
          <table:table-cell/>
        </table:table-row>
        <table:table-row table:style-name="ro3">
          <table:table-cell office:value-type="string">
            <text:p>Match Case</text:p>
          </table:table-cell>
          <table:table-cell office:value-type="string">
            <text:p>Coincidir mayúsculas y minúsculas</text:p>
          </table:table-cell>
          <table:table-cell/>
        </table:table-row>
        <table:table-row table:style-name="ro3">
          <table:table-cell office:value-type="string">
            <text:p>Search</text:p>
          </table:table-cell>
          <table:table-cell office:value-type="string">
            <text:p>Buscar</text:p>
          </table:table-cell>
          <table:table-cell/>
        </table:table-row>
        <table:table-row table:style-name="ro3">
          <table:table-cell office:value-type="string">
            <text:p>Step Through List</text:p>
          </table:table-cell>
          <table:table-cell office:value-type="string">
            <text:p>Pasar a través de la lista</text:p>
          </table:table-cell>
          <table:table-cell/>
        </table:table-row>
        <table:table-row table:style-name="ro3">
          <table:table-cell office:value-type="string">
            <text:p>Row</text:p>
          </table:table-cell>
          <table:table-cell office:value-type="string">
            <text:p>Fila</text:p>
          </table:table-cell>
          <table:table-cell/>
        </table:table-row>
        <table:table-row table:style-name="ro3">
          <table:table-cell office:value-type="string">
            <text:p>Word:</text:p>
          </table:table-cell>
          <table:table-cell office:value-type="string">
            <text:p>Palabra:</text:p>
          </table:table-cell>
          <table:table-cell/>
        </table:table-row>
        <table:table-row table:style-name="ro3">
          <table:table-cell office:value-type="string">
            <text:p>Converted:</text:p>
          </table:table-cell>
          <table:table-cell office:value-type="string">
            <text:p>Convertida:</text:p>
          </table:table-cell>
          <table:table-cell/>
        </table:table-row>
        <table:table-row table:style-name="ro3">
          <table:table-cell office:value-type="string">
            <text:p>Correction:</text:p>
          </table:table-cell>
          <table:table-cell office:value-type="string">
            <text:p>Corrección:</text:p>
          </table:table-cell>
          <table:table-cell/>
        </table:table-row>
        <table:table-row table:style-name="ro3">
          <table:table-cell office:value-type="string">
            <text:p>Set Correction</text:p>
          </table:table-cell>
          <table:table-cell office:value-type="string">
            <text:p>Establecer corrección</text:p>
          </table:table-cell>
          <table:table-cell/>
        </table:table-row>
        <table:table-row table:style-name="ro3">
          <table:table-cell office:value-type="string">
            <office:annotation draw:style-name="gr1" draw:text-style-name="P1" svg:width="1.1413in" svg:height="0.3902in" svg:x="7.0819in" svg:y="12.6173in" draw:caption-point-x="-0.2402in" draw:caption-point-y="0.6307in">
              <dc:date>2013-03-18T00:00:00</dc:date>
              <text:p text:style-name="P1"><text:span text:style-name="T1">That is, “Is this word correct?”</text:span></text:p>
            </office:annotation>
            <text:p>Correct?</text:p>
          </table:table-cell>
          <table:table-cell office:value-type="string">
            <text:p>¿Es correcto?</text:p>
          </table:table-cell>
          <table:table-cell/>
        </table:table-row>
        <table:table-row table:style-name="ro3">
          <table:table-cell office:value-type="string">
            <text:p>Similar Word Set:</text:p>
          </table:table-cell>
          <table:table-cell office:value-type="string">
            <text:p>Lista de palabras similares:</text:p>
          </table:table-cell>
          <table:table-cell/>
        </table:table-row>
        <table:table-row table:style-name="ro3">
          <table:table-cell office:value-type="string">
            <text:p>Other Suggestions:</text:p>
          </table:table-cell>
          <table:table-cell office:value-type="string">
            <text:p>Otras sugerencias:</text:p>
          </table:table-cell>
          <table:table-cell/>
        </table:table-row>
        <table:table-row table:style-name="ro3">
          <table:table-cell office:value-type="string">
            <text:p>Give Other Suggestions</text:p>
          </table:table-cell>
          <table:table-cell office:value-type="string">
            <text:p>Dar otras sugerencias</text:p>
          </table:table-cell>
          <table:table-cell/>
        </table:table-row>
        <table:table-row table:style-name="ro3">
          <table:table-cell office:value-type="string">
            <text:p>Make Change File</text:p>
          </table:table-cell>
          <table:table-cell office:value-type="string">
            <text:p>Hacer archivo de cambios</text:p>
          </table:table-cell>
          <table:table-cell/>
        </table:table-row>
        <table:table-row table:style-name="ro3">
          <table:table-cell office:value-type="string">
            <text:p>Simple Replacement CC Table</text:p>
          </table:table-cell>
          <table:table-cell office:value-type="string">
            <text:p>Archivo de CC para sustitución simple</text:p>
          </table:table-cell>
          <table:table-cell/>
        </table:table-row>
        <table:table-row table:style-name="ro3">
          <table:table-cell office:value-type="string">
            <text:p>Full CC Table to run on a Standard Format file</text:p>
          </table:table-cell>
          <table:table-cell office:value-type="string">
            <text:p>Archivo de CC para para ejecutarse en un archivo de formato estándar</text:p>
          </table:table-cell>
          <table:table-cell/>
        </table:table-row>
        <table:table-row table:style-name="ro3">
          <table:table-cell office:value-type="string">
            <text:p>SF markers to change:</text:p>
          </table:table-cell>
          <table:table-cell office:value-type="string">
            <text:p>Marcador SFM para cambiar:</text:p>
          </table:table-cell>
          <table:table-cell/>
        </table:table-row>
        <table:table-row table:style-name="ro2">
          <table:table-cell office:value-type="string">
            <text:p>XSLT to run on an XML data file</text:p>
          </table:table-cell>
          <table:table-cell office:value-type="string">
            <text:p>XSLT para ejecutarse en un archivo de datos XML</text:p>
          </table:table-cell>
          <table:table-cell/>
        </table:table-row>
        <table:table-row table:style-name="ro2">
          <table:table-cell office:value-type="string">
            <text:p>Xpath expression for a tag to change:</text:p>
          </table:table-cell>
          <table:table-cell office:value-type="string">
            <text:p>Xpath expresión de un tag para el cambio: </text:p>
          </table:table-cell>
          <table:table-cell/>
        </table:table-row>
        <table:table-row table:style-name="ro2">
          <table:table-cell office:value-type="string">
            <text:p>Add</text:p>
          </table:table-cell>
          <table:table-cell office:value-type="string">
            <text:p>Añadir</text:p>
          </table:table-cell>
          <table:table-cell/>
        </table:table-row>
        <table:table-row table:style-name="ro3">
          <table:table-cell office:value-type="string">
            <text:p>Remove</text:p>
          </table:table-cell>
          <table:table-cell office:value-type="string">
            <text:p>Quitar</text:p>
          </table:table-cell>
          <table:table-cell/>
        </table:table-row>
        <table:table-row table:style-name="ro3">
          <table:table-cell office:value-type="string">
            <text:p>Save file as:</text:p>
          </table:table-cell>
          <table:table-cell office:value-type="string">
            <text:p>Guardar archivo como:</text:p>
          </table:table-cell>
          <table:table-cell/>
        </table:table-row>
        <table:table-row table:style-name="ro3">
          <table:table-cell table:style-name="Default" office:value-type="string">
            <text:p>%s is already in the list.</text:p>
          </table:table-cell>
          <table:table-cell office:value-type="string">
            <text:p>%s ya está en la lista.</text:p>
          </table:table-cell>
          <table:table-cell/>
        </table:table-row>
        <table:table-row table:style-name="ro3">
          <table:table-cell table:style-name="Default" office:value-type="string">
            <text:p>'Whole Document' must be the only thing to find.</text:p>
          </table:table-cell>
          <table:table-cell office:value-type="string">
            <text:p>"Documento Completo" debe ser la única cosa para buscar.</text:p>
          </table:table-cell>
          <table:table-cell/>
        </table:table-row>
        <table:table-row table:style-name="ro3">
          <table:table-cell table:style-name="Default" office:value-type="string">
            <text:p>Column</text:p>
          </table:table-cell>
          <table:table-cell office:value-type="string">
            <text:p>Columna</text:p>
          </table:table-cell>
          <table:table-cell/>
        </table:table-row>
        <table:table-row table:style-name="ro3">
          <table:table-cell table:style-name="Default" office:value-type="string">
            <text:p>Did not find any similar words.</text:p>
          </table:table-cell>
          <table:table-cell office:value-type="string">
            <text:p>No encontró algunas palabras similares.</text:p>
          </table:table-cell>
          <table:table-cell/>
        </table:table-row>
        <table:table-row table:style-name="ro3">
          <table:table-cell table:style-name="Default" office:value-type="string">
            <text:p>Did not find any words for the list.</text:p>
          </table:table-cell>
          <table:table-cell office:value-type="string">
            <text:p>No encontró algunas palabras para la lista.</text:p>
          </table:table-cell>
          <table:table-cell/>
        </table:table-row>
        <table:table-row table:style-name="ro3">
          <table:table-cell table:style-name="Default" office:value-type="string">
            <text:p>Did not find anything in column %s.</text:p>
          </table:table-cell>
          <table:table-cell office:value-type="string">
            <text:p>No encontró nada en la columna %s.</text:p>
          </table:table-cell>
          <table:table-cell/>
        </table:table-row>
        <table:table-row table:style-name="ro3">
          <table:table-cell table:style-name="Default" office:value-type="string">
            <text:p>EncConverters does not seem to be installed properly.</text:p>
          </table:table-cell>
          <table:table-cell office:value-type="string">
            <text:p>EncConverters no parece que se haya instalado correctamente.</text:p>
          </table:table-cell>
          <table:table-cell/>
        </table:table-row>
        <table:table-row table:style-name="ro3">
          <table:table-cell table:style-name="Default" office:value-type="string">
            <text:p>Error reading file %s</text:p>
          </table:table-cell>
          <table:table-cell office:value-type="string">
            <text:p>Error al leer el archivo %s</text:p>
          </table:table-cell>
          <table:table-cell/>
        </table:table-row>
        <table:table-row table:style-name="ro3">
          <table:table-cell table:style-name="Default" office:value-type="string">
            <text:p>Error reading spreadsheet.</text:p>
          </table:table-cell>
          <table:table-cell office:value-type="string">
            <text:p>Error al leer la hoja de cálculo</text:p>
          </table:table-cell>
          <table:table-cell/>
        </table:table-row>
        <table:table-row table:style-name="ro5">
          <table:table-cell table:style-name="Default" office:value-type="string">
            <text:p>Error reading the list.\n\n%s</text:p>
          </table:table-cell>
          <table:table-cell office:value-type="string">
            <text:p>Error al leer la lista.\n\n%s </text:p>
          </table:table-cell>
          <table:table-cell/>
        </table:table-row>
        <table:table-row table:style-name="ro3">
          <table:table-cell table:style-name="Default" office:value-type="string">
            <text:p>Error writing to spreadsheet.</text:p>
          </table:table-cell>
          <table:table-cell office:value-type="string">
            <text:p>Error al escribir al hoja de cálculo.</text:p>
          </table:table-cell>
          <table:table-cell/>
        </table:table-row>
        <table:table-row table:style-name="ro3">
          <table:table-cell table:style-name="Default" office:value-type="string">
            <text:p>Error: EncConverters returned %d%s.</text:p>
          </table:table-cell>
          <table:table-cell office:value-type="string">
            <text:p>Error: EncConverters devolvió %d%s.</text:p>
          </table:table-cell>
          <table:table-cell/>
        </table:table-row>
        <table:table-row table:style-name="ro3">
          <table:table-cell table:style-name="Default" office:value-type="string">
            <text:p>Failed to encode string properly.</text:p>
          </table:table-cell>
          <table:table-cell office:value-type="string">
            <text:p>No pudo codificar correctamente la cadena.</text:p>
          </table:table-cell>
          <table:table-cell/>
        </table:table-row>
        <table:table-row table:style-name="ro3">
          <table:table-cell table:style-name="Default" office:value-type="string">
            <text:p>Finding text...</text:p>
          </table:table-cell>
          <table:table-cell office:value-type="string">
            <text:p>Buscando texto...</text:p>
          </table:table-cell>
          <table:table-cell/>
        </table:table-row>
        <table:table-row table:style-name="ro3">
          <table:table-cell table:style-name="Default" office:value-type="string">
            <text:p>Found %d similar words.</text:p>
          </table:table-cell>
          <table:table-cell office:value-type="string">
            <text:p>Encontrado %d palabras similares.</text:p>
          </table:table-cell>
          <table:table-cell/>
        </table:table-row>
        <table:table-row table:style-name="ro5">
          <table:table-cell table:style-name="Default" office:value-type="string">
            <text:p>Found %d words.</text:p>
          </table:table-cell>
          <table:table-cell office:value-type="string">
            <text:p>Encontrado %d palabras.</text:p>
          </table:table-cell>
          <table:table-cell/>
        </table:table-row>
        <table:table-row table:style-name="ro3">
          <table:table-cell table:style-name="Default" office:value-type="string">
            <text:p>Generating List...</text:p>
          </table:table-cell>
          <table:table-cell office:value-type="string">
            <text:p>Generando lista...</text:p>
          </table:table-cell>
          <table:table-cell/>
        </table:table-row>
        <table:table-row table:style-name="ro3">
          <table:table-cell table:style-name="Default" office:value-type="string">
            <text:p>Get words</text:p>
          </table:table-cell>
          <table:table-cell office:value-type="string">
            <text:p>Obtener palabras</text:p>
          </table:table-cell>
          <table:table-cell/>
        </table:table-row>
        <table:table-row table:style-name="ro3">
          <table:table-cell table:style-name="Default" office:value-type="string">
            <text:p>Getting data...</text:p>
          </table:table-cell>
          <table:table-cell office:value-type="string">
            <text:p>Obteniendo datos...</text:p>
          </table:table-cell>
          <table:table-cell/>
        </table:table-row>
        <table:table-row table:style-name="ro3">
          <table:table-cell table:style-name="Default" office:value-type="string">
            <text:p>Library error: %s.</text:p>
          </table:table-cell>
          <table:table-cell office:value-type="string">
            <text:p>Error de rutinas: %s.</text:p>
          </table:table-cell>
          <table:table-cell/>
        </table:table-row>
        <table:table-row table:style-name="ro3">
          <table:table-cell table:style-name="Default" office:value-type="string">
            <office:annotation draw:style-name="gr1" draw:text-style-name="P1" svg:width="1.1413in" svg:height="1.4787in" svg:x="7.0819in" svg:y="18.2382in" draw:caption-point-x="-0.2402in" draw:caption-point-y="0.6307in">
              <dc:date>2013-03-18T00:00:00</dc:date>
              <text:p text:style-name="P1"><text:span text:style-name="T1">In this message %s is used as the English plural marker 's' – Can this be translated? <text:s/>Cambiado =&gt; Cambiados, seems to work.</text:span></text:p>
            </office:annotation>
            <text:p>Made %d change%s.</text:p>
          </table:table-cell>
          <table:table-cell office:value-type="string">
            <text:p>Hizo %d cambio%s.</text:p>
          </table:table-cell>
          <table:table-cell/>
        </table:table-row>
        <table:table-row table:style-name="ro3">
          <table:table-cell table:style-name="Default" office:value-type="string">
            <text:p>Made list of %d words.</text:p>
          </table:table-cell>
          <table:table-cell office:value-type="string">
            <text:p>Hizo una lista de %d palabras.</text:p>
          </table:table-cell>
          <table:table-cell/>
        </table:table-row>
        <table:table-row table:style-name="ro3">
          <table:table-cell table:style-name="Default" office:value-type="string">
            <text:p>Make Empty List</text:p>
          </table:table-cell>
          <table:table-cell office:value-type="string">
            <text:p>Hacer una lista vacía</text:p>
          </table:table-cell>
          <table:table-cell/>
        </table:table-row>
        <table:table-row table:style-name="ro3">
          <table:table-cell table:style-name="Default" office:value-type="string">
            <text:p>Make List</text:p>
          </table:table-cell>
          <table:table-cell office:value-type="string">
            <text:p>Hacer una lista</text:p>
          </table:table-cell>
          <table:table-cell/>
        </table:table-row>
        <table:table-row table:style-name="ro3">
          <table:table-cell table:style-name="Default" office:value-type="string">
            <text:p>Make this change?</text:p>
          </table:table-cell>
          <table:table-cell office:value-type="string">
            <text:p>¿Hacer este cambio?</text:p>
          </table:table-cell>
          <table:table-cell/>
        </table:table-row>
        <table:table-row table:style-name="ro3">
          <table:table-cell table:style-name="Default" office:value-type="string">
            <text:p>Make this change? (%s -&gt; %s)</text:p>
          </table:table-cell>
          <table:table-cell office:value-type="string">
            <text:p>¿Hacer este cambio? (%s -&gt; %s)</text:p>
          </table:table-cell>
          <table:table-cell/>
        </table:table-row>
        <table:table-row table:style-name="ro3">
          <table:table-cell table:style-name="Default" office:value-type="string">
            <text:p>No converter was specified.</text:p>
          </table:table-cell>
          <table:table-cell office:value-type="string">
            <text:p>No convertidor se ha especificado.</text:p>
          </table:table-cell>
          <table:table-cell/>
        </table:table-row>
        <table:table-row table:style-name="ro3">
          <table:table-cell table:style-name="Default" office:value-type="string">
            <text:p>No data found.</text:p>
          </table:table-cell>
          <table:table-cell office:value-type="string">
            <text:p>No se encontraron datos</text:p>
          </table:table-cell>
          <table:table-cell/>
        </table:table-row>
        <table:table-row table:style-name="ro3">
          <table:table-cell table:style-name="Default" office:value-type="string">
            <text:p>No locale was specified.</text:p>
          </table:table-cell>
          <table:table-cell office:value-type="string">
            <text:p>Un locale no se ha especificado</text:p>
          </table:table-cell>
          <table:table-cell/>
        </table:table-row>
        <table:table-row table:style-name="ro3">
          <table:table-cell table:style-name="Default" office:value-type="string">
            <text:p>No SF markers were specified. Continue anyway?</text:p>
          </table:table-cell>
          <table:table-cell office:value-type="string">
            <text:p>Ningún marcadores SFM fueron especificados. ¿Desea continuar?</text:p>
          </table:table-cell>
          <table:table-cell/>
        </table:table-row>
        <table:table-row table:style-name="ro3">
          <table:table-cell table:style-name="Default" office:value-type="string">
            <text:p>No Xpath expressions were specified. Continue anyway?</text:p>
          </table:table-cell>
          <table:table-cell office:value-type="string">
            <text:p>Ningún expresiones XPath fueron especificadas. ¿Desea continuar?</text:p>
          </table:table-cell>
          <table:table-cell/>
        </table:table-row>
        <table:table-row table:style-name="ro3">
          <table:table-cell table:style-name="Default" office:value-type="string">
            <text:p>Please add a file to get words.</text:p>
          </table:table-cell>
          <table:table-cell office:value-type="string">
            <text:p>Por favor, añada un archivo para obtener las palabras.</text:p>
          </table:table-cell>
          <table:table-cell/>
        </table:table-row>
        <table:table-row table:style-name="ro3">
          <table:table-cell table:style-name="Default" office:value-type="string">
            <text:p>Please load a word list by clicking on the Files... button. <text:s/>When file settings are finished, click Get words.</text:p>
          </table:table-cell>
          <table:table-cell office:value-type="string">
            <text:p>Por favor, cargue una lista de palabras haciendo clic en el botón Archivos. Cuando la configuración de archivo se haya terminado, haga clic en Obtener palabras.</text:p>
          </table:table-cell>
          <table:table-cell/>
        </table:table-row>
        <table:table-row table:style-name="ro3">
          <table:table-cell table:style-name="Default" office:value-type="string">
            <text:p>Please open one or more documents to search.</text:p>
          </table:table-cell>
          <table:table-cell office:value-type="string">
            <text:p>Por favor, abrir uno o más documentos para la búsqueda.</text:p>
          </table:table-cell>
          <table:table-cell/>
        </table:table-row>
        <table:table-row table:style-name="ro3">
          <table:table-cell table:style-name="Default" office:value-type="string">
            <text:p>Please save the current document first.</text:p>
          </table:table-cell>
          <table:table-cell office:value-type="string">
            <text:p>Por favor, primero guarde el documento actual.</text:p>
          </table:table-cell>
          <table:table-cell/>
        </table:table-row>
        <table:table-row table:style-name="ro5">
          <table:table-cell table:style-name="Default" office:value-type="string">
            <text:p>Please select a language name.</text:p>
          </table:table-cell>
          <table:table-cell office:value-type="string">
            <text:p>Por favor, seleccione un nombre de idioma. </text:p>
          </table:table-cell>
          <table:table-cell/>
        </table:table-row>
        <table:table-row table:style-name="ro3">
          <table:table-cell table:style-name="Default" office:value-type="string">
            <text:p>Please select or enter something to find.</text:p>
          </table:table-cell>
          <table:table-cell office:value-type="string">
            <text:p>Por favor seleccione o escriba algo para buscar.</text:p>
          </table:table-cell>
          <table:table-cell/>
        </table:table-row>
        <table:table-row table:style-name="ro3">
          <table:table-cell table:style-name="Default" office:value-type="string">
            <text:p>Please specify a file to export.</text:p>
          </table:table-cell>
          <table:table-cell office:value-type="string">
            <text:p>Por favor, especifique un archivo para exportar.</text:p>
          </table:table-cell>
          <table:table-cell/>
        </table:table-row>
        <table:table-row table:style-name="ro3">
          <table:table-cell table:style-name="Default" office:value-type="string">
            <text:p>Please specify a row between 2 and %d.</text:p>
          </table:table-cell>
          <table:table-cell office:value-type="string">
            <text:p>Por favor, especifica una fila entre 2 y %d.</text:p>
          </table:table-cell>
          <table:table-cell/>
        </table:table-row>
        <table:table-row table:style-name="ro3">
          <table:table-cell table:style-name="Default" office:value-type="string">
            <text:p>Please specify a word list file. To make a new empty list, go to Word List and Spelling and then save the spreadsheet file.</text:p>
          </table:table-cell>
          <table:table-cell office:value-type="string">
            <text:p>Por favor, especifique un archivo de una lista de palabras. Para crear una nueva lista vacía, vaya a Lista de palabras y ortografía y guarde el archivo de hoja de cálculo.</text:p>
          </table:table-cell>
          <table:table-cell/>
        </table:table-row>
        <table:table-row table:style-name="ro3">
          <table:table-cell table:style-name="Default" office:value-type="string">
            <text:p>Saving file...</text:p>
          </table:table-cell>
          <table:table-cell office:value-type="string">
            <text:p>Guardando archivo...</text:p>
          </table:table-cell>
          <table:table-cell/>
        </table:table-row>
        <table:table-row table:style-name="ro3">
          <table:table-cell table:style-name="Default" office:value-type="string">
            <text:p>Some words could not be converted.</text:p>
          </table:table-cell>
          <table:table-cell office:value-type="string">
            <text:p>Algunas palabras no se pueden convertir.</text:p>
          </table:table-cell>
          <table:table-cell/>
        </table:table-row>
        <table:table-row table:style-name="ro3">
          <table:table-cell table:style-name="Default" office:value-type="string">
            <text:p>Sorting...</text:p>
          </table:table-cell>
          <table:table-cell office:value-type="string">
            <text:p>Ordenando...</text:p>
          </table:table-cell>
          <table:table-cell/>
        </table:table-row>
        <table:table-row table:style-name="ro3">
          <table:table-cell table:style-name="Default" office:value-type="string">
            <text:p>Spell check finished.</text:p>
          </table:table-cell>
          <table:table-cell office:value-type="string">
            <text:p>Revisión ortografía terminado.</text:p>
          </table:table-cell>
          <table:table-cell/>
        </table:table-row>
        <table:table-row table:style-name="ro3">
          <table:table-cell table:style-name="Default" office:value-type="string">
            <text:p>Spelling</text:p>
          </table:table-cell>
          <table:table-cell office:value-type="string">
            <text:p>Ortografía</text:p>
          </table:table-cell>
          <table:table-cell/>
        </table:table-row>
        <table:table-row table:style-name="ro3">
          <table:table-cell table:style-name="Default" office:value-type="string">
            <text:p>Successfully finished conversion.</text:p>
          </table:table-cell>
          <table:table-cell office:value-type="string">
            <text:p>Terminado con éxito la conversión.</text:p>
          </table:table-cell>
          <table:table-cell/>
        </table:table-row>
        <table:table-row table:style-name="ro3">
          <table:table-cell table:style-name="Default" office:value-type="string">
            <text:p>Testing</text:p>
          </table:table-cell>
          <table:table-cell office:value-type="string">
            <text:p>Probando</text:p>
          </table:table-cell>
          <table:table-cell/>
        </table:table-row>
        <table:table-row table:style-name="ro3">
          <table:table-cell table:style-name="Default" office:value-type="string">
            <text:p>There was a problem while writing the list.\n\n%s</text:p>
          </table:table-cell>
          <table:table-cell office:value-type="string">
            <text:p>Hubo un problema al escribir la lista.\n\n%s</text:p>
          </table:table-cell>
          <table:table-cell/>
        </table:table-row>
        <table:table-row table:style-name="ro3">
          <table:table-cell table:style-name="Default" office:value-type="string">
            <text:p>This expression is already in the list.</text:p>
          </table:table-cell>
          <table:table-cell office:value-type="string">
            <text:p>Esta expresión está ya en la lista.</text:p>
          </table:table-cell>
          <table:table-cell/>
        </table:table-row>
        <table:table-row table:style-name="ro3">
          <table:table-cell table:style-name="Default" office:value-type="string">
            <text:p>Unexpected font type %s.</text:p>
          </table:table-cell>
          <table:table-cell office:value-type="string">
            <text:p>Tipo de fuente inesperada %s.</text:p>
          </table:table-cell>
          <table:table-cell/>
        </table:table-row>
        <table:table-row table:style-name="ro3">
          <table:table-cell table:style-name="Default" office:value-type="string">
            <text:p>Whole Document</text:p>
          </table:table-cell>
          <table:table-cell office:value-type="string">
            <text:p>Documento completo</text:p>
          </table:table-cell>
          <table:table-cell/>
        </table:table-row>
        <table:table-row table:style-name="ro3">
          <table:table-cell table:style-name="Default" office:value-type="string">
            <text:p>Word List and Spelling</text:p>
          </table:table-cell>
          <table:table-cell office:value-type="string">
            <text:p>Lista de palabras y ortografía</text:p>
          </table:table-cell>
          <table:table-cell/>
        </table:table-row>
        <table:table-row table:style-name="ro3">
          <table:table-cell table:style-name="Default" office:value-type="string">
            <text:p>You did not specify anything to find. Continue anyway?</text:p>
          </table:table-cell>
          <table:table-cell office:value-type="string">
            <text:p>No ha especificado nada que encontrar. ¿Desea continuar?</text:p>
          </table:table-cell>
          <table:table-cell/>
        </table:table-row>
        <table:table-row table:style-name="ro3">
          <table:table-cell office:value-type="string">
            <text:p>Quick Changes</text:p>
          </table:table-cell>
          <table:table-cell office:value-type="string">
            <text:p>Cambios rápidos</text:p>
          </table:table-cell>
          <table:table-cell/>
        </table:table-row>
        <table:table-row table:style-name="ro3">
          <table:table-cell office:value-type="string">
            <text:p>Compare Spelling</text:p>
          </table:table-cell>
          <table:table-cell office:value-type="string">
            <text:p>Comparar ortografía</text:p>
          </table:table-cell>
          <table:table-cell/>
        </table:table-row>
        <table:table-row table:style-name="ro3">
          <table:table-cell office:value-type="string">
            <text:p>Apply Converter</text:p>
          </table:table-cell>
          <table:table-cell office:value-type="string">
            <text:p>Aplicar convertidor</text:p>
          </table:table-cell>
          <table:table-cell/>
        </table:table-row>
        <table:table-row table:style-name="ro3">
          <table:table-cell office:value-type="string">
            <text:p>Spellcheck by Good List</text:p>
          </table:table-cell>
          <table:table-cell office:value-type="string">
            <text:p>Revisión ortográfica por Good List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 table:number-rows-repeated="1048428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 style:data-style-name="N2" text:time-value="0000-00-00T10:57:32.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1T11:11:26.96</dc:date>
    <meta:generator>LibreOffice/4.0.0.3$Windows_x86 LibreOffice_project/7545bee9c2a0782548772a21bc84a9dcc583b89</meta:generator>
    <meta:editing-duration>PT3H59M43S</meta:editing-duration>
    <meta:editing-cycles>34</meta:editing-cycles>
    <meta:document-statistic meta:table-count="1" meta:cell-count="293" meta:object-count="0"/>
  </office:meta>
</office:document-meta>
</file>